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 style:master-page-name="HTML">
      <style:paragraph-properties fo:margin-top="0cm" fo:margin-bottom="0cm" loext:contextual-spacing="false" fo:line-height="100%" style:page-number="auto"/>
    </style:style>
    <style:style style:name="P3" style:family="paragraph" style:parent-style-name="Text_20_body">
      <style:paragraph-properties fo:margin-top="0cm" fo:margin-bottom="0cm" loext:contextual-spacing="false" fo:line-height="100%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office:annotation><dc:date>2018-05-27T22:19:44.625005870</dc:date><text:p>HTML: &lt;meta name="created" content="00:00:00"&gt;</text:p></office:annotation><office:annotation><dc:date>2018-05-27T22:19:44.625064988</dc:date><text:p>HTML: &lt;meta name="changed" content="2018-05-01T11:37:19.234221616"&gt;</text:p></office:annotation><office:annotation><dc:date>2018-05-27T22:19:44.625096767</dc:date><text:p>HTML: &lt;meta name="created" content="2018-05-01T11:29:44.551295544"&gt;</text:p></office:annotation><office:annotation><dc:date>2018-05-27T22:19:44.625123363</dc:date><text:p>HTML: &lt;meta name="changed" content="2018-05-01T11:30:46.578480986"&gt;</text:p></office:annotation></text:p>
      <text:section text:style-name="Sect1" text:name="texto">
        <text:p text:style-name="Text_20_body">Manjar Celestial Disse Jesus: Eu sou a videira verdadeira e meu Pai é o lavrador. <text:a xlink:type="simple" xlink:href="https://www.bibliaonline.com.br/acf/jo/15/1" text:style-name="Internet_20_link" text:visited-style-name="Visited_20_Internet_20_Link">João 15:1</text:a> </text:p>
        <text:p text:style-name="Text_20_body">Página inicial e-Books Gratis Reuniões Evangelismo </text:p>
        <text:p text:style-name="Text_20_body">Pesquisar este blog </text:p>
        <text:p text:style-name="Text_20_body">O EGOISMO DO HOMEM E O AMOR DE DEUS - G.Cutting No evangelho de Lucas, Deus e o homem podem ser ouvidos fazendo precisamente a mesma pergunta. Consideremos rapidamente ambos. <text:a xlink:type="simple" xlink:href="https://www.bibliaonline.com.br/acf/lc/12" text:style-name="Internet_20_link" text:visited-style-name="Visited_20_Internet_20_Link">No capítulo 12</text:a> somos apresentados a um rico fazendeiro. Deus é encontrado coroando providencialmente toda a prosperidade que esse homem já possuía com a dádiva de uma colheita tão ricamente abundante que na realidade ele não possui nenhum celeiro para a inundante abundância. Ele observa seus campos de cereal ondulando ao vento e cuidadosamente calcula a capacidade dos depósitos existentes e, então, faz a significativa pergunta: "Que farei?". </text:p>
        <text:p text:style-name="Text_20_body">A resposta que se segue tão somente demonstra, de forma clara, onde está o seu coração. Quatro vezes em poucas linhas ele diz "EU": "(Eu) farei"; "(Eu) derribarei"; "(Eu) edificarei" e "(Eu) recolherei" (<text:a xlink:type="simple" xlink:href="http://bibliaonline.com.br/acf/lc/12/18" text:style-name="Internet_20_link" text:visited-style-name="Visited_20_Internet_20_Link">Lc 12:18</text:a>). Porém tudo isso em conexão com sua abundância e seu proveito próprio. Nada menos do que dez vezes em poucas linhas ele usa as significantes palavras "Eu" e "meu" ou "minha". No que diz respeito a Deus, não há lugar para Ele nos pensamentos do homem. Deus está completamente excluído. Só há lugar para o eu, eu, e somente eu, desde o começo ao fim da história - "meus celeiros", "minhas novidades", "meus bens". O seu egoísmo deve reinar supremo e Deus deve ficar de fora. </text:p>
        <text:p text:style-name="Text_20_body">Devemos recordar aqui que todo fazendeiro em Israel era apenas um meeiro ou arrendatário. Todo judeu devia compreender isto. Ele possuía a terra sob certas condições divinamente estabelecidas. A terra era de Deus; e antes que qualquer desses arrendatários tivesse tomado posse dela, Deus havia estabelecido regras bem claras acerca da terra, e a mão de Seu servo Moisés havia escrito isso para que todos estivessem certos de compreender bem. Veja <text:a xlink:type="simple" xlink:href="https://www.bibliaonline.com.br/acf/lv/25/23" text:style-name="Internet_20_link" text:visited-style-name="Visited_20_Internet_20_Link">Levítico 25:23</text:a>: "Também a terra não se venderá em perpetuidade, porque a terra é minha". Em vez de reconhecer isto, o rico fazendeiro é visto expulsando completamente a Deus. Mas, o aviso de despejo que o homem recebeu (<text:a xlink:type="simple" xlink:href="http://bibliaonline.com.br/acf/lc/12/20" text:style-name="Internet_20_link" text:visited-style-name="Visited_20_Internet_20_Link">Lc 12:20</text:a>) provou que, apesar de tudo, ele não passava de um inquilino, pois juntamente com o aviso de despejo vem a pergunta: "E o que tens preparado para quem será?" (<text:a xlink:type="simple" xlink:href="https://www.bibliaonline.com.br/acf/lc/12/21" text:style-name="Internet_20_link" text:visited-style-name="Visited_20_Internet_20_Link">v.21</text:a>). </text:p>
        <text:p text:style-name="Text_20_body">Mas agora encontramos o agradável contraste. Na parábola da vinha (<text:a xlink:type="simple" xlink:href="http://bibliaonline.com.br/acf/lc/20/" text:style-name="Internet_20_link" text:visited-style-name="Visited_20_Internet_20_Link">Lc 20</text:a>) Deus nos é apresentado claramente como o dono da vinha. Como tal Ele naturalmente requer a porção do fruto que, por direito, é devida a Ele. Ao invés de receber fruto, no entanto, vemos que Seus servos recebem apenas ferimentos e contusões; e é em vista desse vergonhoso tratamento que parte de Deus a pergunta vital. Neste ponto nós O ouvimos perguntar: "Que farei?" (<text:a xlink:type="simple" xlink:href="http://bibliaonline.com.br/acf/lc/20/13" text:style-name="Internet_20_link" text:visited-style-name="Visited_20_Internet_20_Link">Lc 20:13</text:a>). </text:p>
        <text:p text:style-name="Text_20_body">Já vimos o homem fazendo a mesma pergunta, e ouvimos sua resposta - Isto farei; satisfarei a mim mesmo e deixarei Deus de fora. E será que Deus, por sua vez, irá deixar o homem de fora? Oh Deus de graça inigualável, qual será a Tua resposta? - "Mandarei o Meu Filho amado" (<text:a xlink:type="simple" xlink:href="http://bibliaonline.com.br/acf/lc/20/13" text:style-name="Internet_20_link" text:visited-style-name="Visited_20_Internet_20_Link">Lc 20:13</text:a>). Que decisão três vezes bendita! </text:p>
        <text:p text:style-name="Text_20_body">Se Deus houvesse dito, "Varrerei da face da Terra esses ingratos: eles são uma mancha em minha bela Criação; uma constante desonra ao meu santo nome, e vou, em juízo consumidor, pôr um fim a eles para todo o sempre" - quem é que poderia acusá-Lo de injusto agindo assim? </text:p>
        <text:p text:style-name="Text_20_body">Mas, em vez disso, Ele disse: "Mandarei o Meu Filho amado" (<text:a xlink:type="simple" xlink:href="https://www.bibliaonline.com.br/acf/lc/20/13" text:style-name="Internet_20_link" text:visited-style-name="Visited_20_Internet_20_Link">v.13</text:a>). Esta foi Sua maravilhosa resposta. Ao invés de colocar de lado o homem para sempre, Ele decidiu enviar Seu amado Filho na forma humana, como Seu apelo final por fruto vindo do homem. </text:p>
        <text:p text:style-name="P1">Quem é que não sabe o resultado, em como a finalidade do apelo de Deus tão somente expôs mais o homem à luz da completa estatura de sua impiedade e egoísmo? "Vinde, matemo-Lo", eles disseram, "para que a herança seja nossa" (<text:a xlink:type="simple" xlink:href="https://www.bibliaonline.com.br/acf/lc/20/14" text:style-name="Internet_20_link" text:visited-style-name="Visited_20_Internet_20_Link">v.14</text:a>). Os anjos poderiam ter dito: "Com certeza isto irá selar a eterna perdição da raça humana", mas não foi assim. Nem isso seria suficiente para frustrar os propósitos da graça. Deus usaria esse próprio ato de impiedade como o meio de tirar o pecado do homem e garantir-lhe o gozo de Sua própria presença eterna. Que maravilha! Leia um ou dois dos últimos versículos deste mesmo evangelho - <text:a xlink:type="simple" xlink:href="https://www.bibliaonline.com.br/acf/lc/24/46-47" text:style-name="Internet_20_link" text:visited-style-name="Visited_20_Internet_20_Link">capítulo 24:46-47</text:a>: "E assim convinha que o Cristo padecesse, e ao terceiro dia ressuscitasse dos mortos; e em Seu nome se pregasse o arrependimento e a remissão dos pecados, em todas as nações, começando por Jerusalém". É como se Deus mesmo dissesse: "Digam ao pior de todos que eu estou preparado para perdoá-lo e abençoá-lo". Que Deus! </text:p>
        <text:p text:style-name="Text_20_body">Que maravilha, então, o contraste entre os planos do homem e os propósitos de Deus. O homem diz: "Tudo que tenho vou segurar cuidadosamente para mim mesmo e, deixando Deus de fora, vou desfrutar de meus muitos bens por longos anos". Deus diz: "Darei tudo que tenho para assegurar a libertação do homem, e então introduzi-lo naquilo que Me pertence: no completo gozo. E isto ele desfrutará, não por longos anos, mas pela ETERNIDADE." </text:p>
        <text:p text:style-name="Text_20_body">Leitor, você já se reconciliou com Deus? Se ainda não, assegure-se de fazê-lo de uma vez para sempre. </text:p>
        <text:p text:style-name="Text_20_body">G.Cutting </text:p>
        <text:p text:style-name="Text_20_body">(Esta mensagem originalmente não contém propaganda. Alguns sistemas de envio de email ou RSS costumam adicionar mensagens publicitárias que podem não expressar a opinião do autor.) </text:p>
      </text:section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6" meta:word-count="905" meta:character-count="5288" meta:non-whitespace-character-count="4383"/>
    <meta:generator>LibreOffice/5.1.6.2$Linux_X86_64 LibreOffice_project/10m0$Build-2</meta:generator>
  </office:meta>
</office:document-meta>
</file>